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5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7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8.62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9.256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16cm" svg:x="9.575cm" svg:y="19.869cm">
          <text:p text:style-name="P5"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489cm" svg:height="1.816cm" svg:x="4.721cm" svg:y="18.958cm">
          <text:p text:style-name="P7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1.09cm" svg:x="1.965cm" svg:y="15.313cm">
          <text:p text:style-name="P5"><text:span text:style-name="T2">str</text:span><text:span text:style-name="T2">ea</text:span><text:span text:style-name="T2">m-</text:span><text:span text:style-name="T2">loa</text:span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35cm" svg:height="2.54cm" svg:x="1cm" svg:y="1cm">
          <text:p text:style-name="P1"><text:span text:style-name="T1">UR</text:span><text:span text:style-name="T1">L-</text:span><text:span text:style-name="T1">ad</text:span><text:span text:style-name="T1">dre</text:span><text:span text:style-name="T1">ss</text:span><text:span text:style-name="T1">abl</text:span><text:span text:style-name="T1">e </text:span><text:span text:style-name="T1">file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445cm" svg:y1="2.778cm" svg:x2="5.445cm" svg:y2="6.588cm">
          <text:p/>
        </draw:line>
        <draw:line draw:style-name="gr11" draw:text-style-name="P11" draw:layer="layout" svg:x1="5.445cm" svg:y1="7.342cm" svg:x2="5.445cm" svg:y2="9.891cm">
          <text:p/>
        </draw:line>
        <draw:custom-shape draw:style-name="gr12" draw:text-style-name="P6" draw:layer="layout" svg:width="4.445cm" svg:height="0.762cm" svg:x="1.862cm" svg:y="9.813cm">
          <text:p text:style-name="P5"><text:span text:style-name="T2">qu</text:span><text:span text:style-name="T2">eu</text:span><text:span text:style-name="T2">e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445cm" svg:y1="16.383cm" svg:x2="5.445cm" svg:y2="19.09cm">
          <text:p/>
        </draw:line>
        <draw:custom-shape draw:style-name="gr13" draw:text-style-name="P9" draw:layer="layout" svg:width="3.81cm" svg:height="0.762cm" svg:x="10.404cm" svg:y="4.014cm">
          <text:p text:style-name="P5"><text:span text:style-name="T2">Se</text:span><text:span text:style-name="T2">nzi</text:span><text:span text:style-name="T2">ng </text:span><text:span text:style-name="T2">co</text:span><text:span text:style-name="T2">d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445cm" svg:y1="10.652cm" svg:x2="5.445cm" svg:y2="15.352cm">
          <text:p/>
        </draw:line>
        <draw:line draw:style-name="gr18" draw:text-style-name="P11" draw:layer="layout" svg:x1="6.361cm" svg:y1="20.071cm" svg:x2="9.255cm" svg:y2="20.07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9T10:54:58.130699868</dc:date>
    <meta:editing-duration>PT1H14M40S</meta:editing-duration>
    <meta:editing-cycles>25</meta:editing-cycles>
    <meta:generator>LibreOffice/6.0.7.3$Linux_X86_64 LibreOffice_project/00m0$Build-3</meta:generator>
    <meta:document-statistic meta:object-count="30"/>
  </office:meta>
</office:document-meta>
</file>